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e101a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0e101a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0e101a" fo:font-weight="bold" style:font-weight-asian="bold"/>
    </style:style>
    <style:style style:name="T2" style:family="text">
      <style:text-properties fo:color="#0e101a"/>
    </style:style>
    <style:style style:name="T3" style:family="text">
      <style:text-properties fo:color="#0e101a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roduction</text:span></text:p>
      <text:list xml:id="list310459374" text:style-name="WWNum4">
        <text:list-item>
          <text:p text:style-name="P4"><text:span text:style-name="T2">Named Entity Recognition began as part of structured information extraction from unstructured text tasks. Identifying information units became crucial.</text:span></text:p>
        </text:list-item>
        <text:list-item>
          <text:p text:style-name="P4"><text:span text:style-name="T2">This paper is a survey of the development of techniques and approaches to NERC.</text:span></text:p>
        </text:list-item>
      </text:list>
      <text:p text:style-name="P2"/>
      <text:p text:style-name="P1"><text:span text:style-name="T1">Observations: 1991 to 2006</text:span></text:p>
      <text:list xml:id="list2206114600" text:style-name="WWNum1">
        <text:list-item>
          <text:p text:style-name="P5"><text:span text:style-name="T2">The first paper is from 1991 by Lisa F. Rau for company name recognition and extraction. Up until 1995 still not much attention, only after a relevant event established.</text:span></text:p>
        </text:list-item>
        <text:list-item>
          <text:p text:style-name="P5"><text:span text:style-name="T2">NERC research focused on English but not solely.</text:span></text:p>
        </text:list-item>
        <text:list-item>
          <text:p text:style-name="P5"><text:span text:style-name="T2">Text domain (genre) is somewhat neglected and systems are difficult to port.</text:span></text:p>
        </text:list-item>
        <text:list-item>
          <text:p text:style-name="P5"><text:span text:style-name="T2">The definition of a Named Entity also evolved. Initially the goal was only rigid categories but this restriction was soon loosened.</text:span></text:p>
        </text:list-item>
        <text:list-item>
          <text:p text:style-name="P5"><text:span text:style-name="T2">Future work will probably be focused on big data.</text:span></text:p>
        </text:list-item>
        <text:list-item>
          <text:p text:style-name="P5"><text:span text:style-name="T2">NERC system should be able to recognize previously unknown entities. The baseline system does </text:span><text:span text:style-name="T3">only</text:span><text:span text:style-name="T2"> that.</text:span></text:p>
        </text:list-item>
        <text:list-item>
          <text:p text:style-name="P5"><text:span text:style-name="T2">The systems were first rule-based, but the focus quickly shifted to supervised machine learning models. Despite that, rule-based models are used when very little data is available.</text:span></text:p>
        </text:list-item>
      </text:list>
      <text:p text:style-name="P2"/>
      <text:p text:style-name="P1"><text:span text:style-name="T1">Feature space for NERC</text:span></text:p>
      <text:list xml:id="list2503140106" text:style-name="WWNum3">
        <text:list-item>
          <text:p text:style-name="P6"><text:span text:style-name="T2">The main idea of supervised learning is to extract features and based on those classify the segment using standard approaches such as HMM, ME, CRF, or SVM.</text:span></text:p>
        </text:list-item>
        <text:list-item>
          <text:p text:style-name="P6"><text:span text:style-name="T2">Semi-supervised learning is also sometimes used for low-data situations. This relies on bootstrapping.</text:span></text:p>
        </text:list-item>
        <text:list-item>
          <text:p text:style-name="P6"><text:span text:style-name="T2">Unsupervised learning is based on the clustering of features.</text:span></text:p>
        </text:list-item>
        <text:list-item>
          <text:p text:style-name="P6"><text:span text:style-name="T2">Considering only features instead of the whole word is a strong abstraction. This is an idea nicely illustrated in the example. It is then easier to write/train rules on top of this abstraction. </text:span></text:p>
        </text:list-item>
        <text:list-item>
          <text:p text:style-name="P6"><text:span text:style-name="T2">Table 1 lists the usual features that can be used. The description of these features is the main topic of subsection 3.1.</text:span></text:p>
        </text:list-item>
        <text:list-item>
          <text:p text:style-name="P6"><text:span text:style-name="T2">A feature can also be “is in a list”.</text:span></text:p>
        </text:list-item>
        <text:list-item>
          <text:p text:style-name="P6"><text:span text:style-name="T2">Features can also interact with abstractions of other objects, such as documents. Because of this, it makes sense to also think of sentence/paragraph/document features.</text:span></text:p>
        </text:list-item>
      </text:list>
      <text:p text:style-name="P3"/>
      <text:p text:style-name="P1"><text:span text:style-name="T1">Evaluation of NERC</text:span></text:p>
      <text:list xml:id="list824015489" text:style-name="WWNum2">
        <text:list-item>
          <text:p text:style-name="P7"><text:span text:style-name="T2">As with all other tasks, the evaluation method is what drives advancements.</text:span></text:p>
        </text:list-item>
        <text:list-item>
          <text:p text:style-name="P7"><text:span text:style-name="T2">One approach is to use </text:span><text:span text:style-name="T3">some </text:span><text:span text:style-name="T2">metrics given predicted and gold annotations.</text:span></text:p>
        </text:list-item>
        <text:list-item>
          <text:p text:style-name="P7"><text:soft-page-break/><text:span text:style-name="T2">Such approaches can contain two dimensions: correct classification (segment overlap and same class) and correct boundaries. Micro-averaged f-score is often used to penalize all kinds of errors. Table 4 summarizes possible such types.</text:span></text:p>
        </text:list-item>
        <text:list-item>
          <text:p text:style-name="P7"><text:span text:style-name="T2">Other metrics can be more or less strict in the two dimensions, such as exact-match evaluation.</text:span></text:p>
        </text:list-item>
        <text:list-item>
          <text:p text:style-name="P7"><text:span text:style-name="T2">ACE is a more complex evaluation scheme. Its main advantage and also disadvantage is that the parameters which determine error severity are not fix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e101a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e101a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e101a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e101a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422" meta:character-count="2551" meta:non-whitespace-character-count="2174"/>
    <meta:generator>LibreOfficeDev/6.0.5.2$Linux_X86_64 LibreOffice_project/</meta:generator>
  </office:meta>
</office:document-meta>
</file>